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(Title)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Format:</text:span></text:p>
            <text:p><text:span text:style-name="T2"/></text:p>
            <text:p><text:span text:style-name="T2"><text:s/></text:span><text:span text:style-name="T2">Application Domain or Setting for Use (1 slide)</text:span></text:p>
            <text:p><text:span text:style-name="T2"><text:s text:c="8"/></text:span><text:span text:style-name="T2">User Tasks and How Vis will help (1 slide)</text:span></text:p>
            <text:p><text:span text:style-name="T2"><text:s text:c="8"/></text:span><text:span text:style-name="T2">InfoVis Elements, e.g. Formalisms, Focus+Context, etc.) (1 slide)</text:span></text:p>
            <text:p><text:span text:style-name="T2"><text:s text:c="8"/></text:span><text:span text:style-name="T2">Design Sketches (? slides)</text:span></text:p>
            <text:p><text:span text:style-name="T2"><text:s text:c="8"/></text:span><text:span text:style-name="T2">Technology (Systems, Languages, Libraries) (1 slide)</text:span></text:p>
            <text:p><text:span text:style-name="T2"><text:s text:c="8"/></text:span><text:span text:style-name="T2">Status, Prototypes, Whatever is Working (? slides)</text:span></text:p>
            <text:p><text:span text:style-name="T2"><text:s text:c="8"/></text:span><text:span text:style-name="T2">Discussion (1 slide)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30:12</dc:date>
          <text:p>Fit in basic logic intro?</text:p>
          <text:p><text:s text:c="2"/>- at least idea of logical connective and inference system, for building formulas</text:p>
          <text:p><text:s/>- rules help us formalize the meaning of symbols</text:p>
          <text:p><text:s/>- adhesive analogy?</text:p>
          <text:p>- goal of proof: can we build a thing with the rules of a system (sequent -&gt; “can I build thig?”)</text:p>
          <text:p>- rules give meaning to symbols</text:p>
          <text:p>- show a small example with steps, in order, to build it (nested connectived)</text:p>
        </officeooo:annotation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xploring a proof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12:32</dc:date>
          <text:p>User tasks and how vis will help</text:p>
          <text:p/>
          <text:p>---</text:p>
          <text:p/>
          <text:p>Have some of tutorial in here too? Figure out how to split across Application Domain and User Tasks</text:p>
        </officeooo:annotation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ign Sketche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06</dc:date>
          <text:p>? slides</text:p>
        </officeooo:annotation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ain languages: HTML, CSS, JavaScript (web stack... vis?)</text:p>
              </text:list-item>
              <text:list-item>
                <text:p>Tree structure: D3 trees (with large modifications... add vis comparing?)</text:p>
              </text:list-item>
              <text:list-item>
                <text:p>Selection: D3</text:p>
              </text:list-item>
              <text:list-item>
                <text:p>Laying out math: MathJ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  <officeooo:annotation svg:x="1cm" svg:y="0cm">
          <dc:date>2018-11-26T15:28:30</dc:date>
          <text:p>Large visual, with each level a certain colour (for outline?) linked to text marked with the same colouring to be connected</text:p>
          <text:p/>
          <text:p>Visuals comparing what I have with and without each tool, as appropriate?</text:p>
          <text:p/>
          <text:p>Comment on browsers supported</text:p>
        </officeooo:annotation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407cm">
          <dc:date>2018-11-26T10:20:09</dc:date>
          <text:p>Status, prototype, whatever is working</text:p>
          <text:p>? slides</text:p>
          <text:p/>
          <text:p>---</text:p>
          <text:p/>
          <text:p>Use some slides to make more tutorial content?</text:p>
        </officeooo:annotation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28:54</dc:date>
          <text:p>1 slide</text:p>
          <text:p/>
          <text:p>---</text:p>
          <text:p/>
          <text:p>- consequences of logic choice</text:p>
          <text:p>- different traversals and cognition</text:p>
          <text:p>- hiding parts of trees in both directions</text:p>
          <text:p>- use for logic programming visualization (add example)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T5H40M40S</meta:editing-duration>
    <meta:editing-cycles>17</meta:editing-cycles>
    <dc:date>2018-11-26T15:30:59.49</dc:date>
    <meta:generator>OpenOffice/4.1.5$Win32 OpenOffice.org_project/415m1$Build-9789</meta:generator>
    <meta:document-statistic meta:object-count="53"/>
  </office:meta>
</office:document-meta>
</file>